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2pt" fo:language="en" fo:country="GB" fo:font-weight="bold" officeooo:rsid="001e0dec" officeooo:paragraph-rsid="001e0dec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1pt" fo:language="en" fo:country="GB" fo:font-weight="normal" officeooo:rsid="001e0dec" officeooo:paragraph-rsid="001e0de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1pt" fo:language="en" fo:country="GB" fo:font-weight="bold" officeooo:rsid="001e0dec" officeooo:paragraph-rsid="001e0dec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1pt" fo:language="en" fo:country="GB" fo:font-weight="normal" officeooo:rsid="001e0dec" officeooo:paragraph-rsid="0024deba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line-height="150%" fo:text-align="start" style:justify-single-word="false"/>
      <style:text-properties fo:font-size="11pt" fo:language="en" fo:country="GB" fo:font-weight="normal" officeooo:rsid="001e0dec" officeooo:paragraph-rsid="001e0de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1pt" fo:language="en" fo:country="GB" fo:font-weight="normal" officeooo:rsid="001e0dec" officeooo:paragraph-rsid="001e0de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1pt" fo:language="en" fo:country="GB" fo:font-weight="normal" officeooo:rsid="0020c45b" officeooo:paragraph-rsid="001e0dec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fo:font-size="11pt" fo:language="en" fo:country="GB" fo:font-weight="normal" officeooo:rsid="00234cca" officeooo:paragraph-rsid="00234cca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line-height="150%" fo:text-align="start" style:justify-single-word="false"/>
      <style:text-properties fo:font-size="11pt" fo:language="en" fo:country="GB" fo:font-weight="normal" officeooo:rsid="00234cca" officeooo:paragraph-rsid="00234cca" style:font-size-asian="10.5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line-height="150%" fo:text-align="start" style:justify-single-word="false"/>
      <style:text-properties fo:font-size="11pt" fo:language="en" fo:country="GB" fo:font-weight="normal" officeooo:rsid="001ecd31" officeooo:paragraph-rsid="002b9950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line-height="150%" fo:text-align="start" style:justify-single-word="false"/>
      <style:text-properties fo:font-size="11pt" fo:language="en" fo:country="GB" fo:font-weight="normal" officeooo:rsid="00219b5a" officeooo:paragraph-rsid="00219b5a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fo:font-size="11pt" fo:language="en" fo:country="GB" fo:font-weight="normal" officeooo:rsid="0024deba" officeooo:paragraph-rsid="0024deba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line-height="150%" fo:text-align="start" style:justify-single-word="false"/>
      <style:text-properties fo:font-size="11pt" fo:language="en" fo:country="GB" fo:font-weight="normal" officeooo:rsid="002a66f1" officeooo:paragraph-rsid="002a66f1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fo:font-size="11pt" fo:language="en" fo:country="GB" fo:font-weight="normal" officeooo:rsid="002b9950" officeooo:paragraph-rsid="002b995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1pt" fo:language="en" fo:country="GB" fo:font-weight="normal" officeooo:rsid="002b9950" officeooo:paragraph-rsid="00234cca" style:font-size-asian="10.5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line-height="150%" fo:text-align="start" style:justify-single-word="false"/>
      <style:text-properties fo:font-size="11pt" fo:language="en" fo:country="GB" fo:font-weight="normal" officeooo:rsid="00320a55" officeooo:paragraph-rsid="00320a55" style:font-size-asian="10.5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line-height="150%" fo:text-align="start" style:justify-single-word="false"/>
      <style:text-properties fo:font-size="11pt" fo:language="en" fo:country="GB" fo:font-weight="normal" officeooo:rsid="0034fb9e" officeooo:paragraph-rsid="0034fb9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1pt" fo:language="en" fo:country="GB" fo:font-weight="bold" officeooo:rsid="001e0dec" officeooo:paragraph-rsid="001e0de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1pt" fo:language="en" fo:country="GB" fo:font-weight="bold" officeooo:rsid="001e0dec" officeooo:paragraph-rsid="0024deba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fo:font-size="11pt" fo:language="en" fo:country="GB" fo:font-weight="bold" officeooo:rsid="0024deba" officeooo:paragraph-rsid="0024deb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11pt" fo:language="en" fo:country="GB" fo:font-weight="bold" officeooo:rsid="002a66f1" officeooo:paragraph-rsid="002a66f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size="11pt" fo:language="en" fo:country="GB" fo:font-weight="bold" officeooo:rsid="002b9950" officeooo:paragraph-rsid="002b9950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size="11pt" fo:language="en" fo:country="GB" fo:font-style="italic" fo:font-weight="normal" officeooo:rsid="001e0dec" officeooo:paragraph-rsid="0024deba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1pt" fo:language="en" fo:country="GB" fo:font-style="italic" fo:font-weight="normal" officeooo:rsid="0020c45b" officeooo:paragraph-rsid="0024deba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list-style-name="L4">
      <style:paragraph-properties fo:line-height="150%" fo:text-align="start" style:justify-single-word="false"/>
      <style:text-properties fo:font-size="11pt" fo:language="en" fo:country="GB" fo:font-style="italic" fo:font-weight="normal" officeooo:rsid="0020c45b" officeooo:paragraph-rsid="0027e3a0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5">
      <style:paragraph-properties fo:line-height="150%" fo:text-align="start" style:justify-single-word="false"/>
      <style:text-properties fo:font-size="11pt" fo:language="en" fo:country="GB" fo:font-style="italic" fo:font-weight="normal" officeooo:rsid="002a66f1" officeooo:paragraph-rsid="002a66f1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3">
      <style:paragraph-properties fo:line-height="150%" fo:text-align="start" style:justify-single-word="false"/>
      <style:text-properties fo:font-size="11pt" fo:language="en" fo:country="GB" fo:font-style="italic" fo:font-weight="normal" officeooo:rsid="00219b5a" officeooo:paragraph-rsid="00219b5a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1pt" fo:language="en" fo:country="GB" fo:font-style="normal" fo:font-weight="bold" officeooo:rsid="0027e3a0" officeooo:paragraph-rsid="0027e3a0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4">
      <style:paragraph-properties fo:line-height="150%" fo:text-align="start" style:justify-single-word="false"/>
      <style:text-properties fo:font-size="11pt" fo:language="en" fo:country="GB" fo:font-style="normal" fo:font-weight="normal" officeooo:rsid="0027e3a0" officeooo:paragraph-rsid="0027e3a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line-height="150%" fo:text-align="start" style:justify-single-word="false"/>
      <style:text-properties fo:font-size="11pt" fo:language="en" fo:country="GB" fo:font-style="normal" fo:font-weight="normal" officeooo:rsid="002b9950" officeooo:paragraph-rsid="002b995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paragraph-properties fo:line-height="150%" fo:text-align="start" style:justify-single-word="false"/>
      <style:text-properties fo:font-size="11pt" fo:language="en" fo:country="GB" fo:font-style="normal" fo:font-weight="normal" officeooo:rsid="002d9209" officeooo:paragraph-rsid="002d920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">
      <style:paragraph-properties fo:line-height="150%" fo:text-align="start" style:justify-single-word="false"/>
      <style:text-properties fo:font-size="11pt" fo:language="en" fo:country="GB" fo:font-style="normal" fo:font-weight="normal" officeooo:rsid="002e9054" officeooo:paragraph-rsid="002e905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line-height="150%" fo:text-align="start" style:justify-single-word="false"/>
      <style:text-properties fo:font-size="11pt" fo:language="en" fo:country="GB" fo:font-style="normal" fo:font-weight="normal" officeooo:rsid="002e9054" officeooo:paragraph-rsid="003330f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20919"/>
    </style:style>
    <style:style style:name="T2" style:family="text">
      <style:text-properties officeooo:rsid="0024368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5b79f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5b79f" style:font-style-asian="normal" style:font-weight-asian="normal" style:font-style-complex="normal" style:font-weight-complex="normal"/>
    </style:style>
    <style:style style:name="T7" style:family="text">
      <style:text-properties officeooo:rsid="00296075"/>
    </style:style>
    <style:style style:name="T8" style:family="text">
      <style:text-properties officeooo:rsid="002ab295"/>
    </style:style>
    <style:style style:name="T9" style:family="text">
      <style:text-properties officeooo:rsid="002b9950"/>
    </style:style>
    <style:style style:name="T10" style:family="text">
      <style:text-properties officeooo:rsid="001ecd31"/>
    </style:style>
    <style:style style:name="T11" style:family="text">
      <style:text-properties officeooo:rsid="00300d34"/>
    </style:style>
    <style:style style:name="T12" style:family="text">
      <style:text-properties officeooo:rsid="003200ed"/>
    </style:style>
    <style:style style:name="T13" style:family="text">
      <style:text-properties officeooo:rsid="00320a55"/>
    </style:style>
    <style:style style:name="T14" style:family="text">
      <style:text-properties officeooo:rsid="0034fb9e"/>
    </style:style>
    <style:style style:name="T15" style:family="text">
      <style:text-properties officeooo:rsid="0036c4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perspectral – potential content</text:p>
      <text:p text:style-name="P1"/>
      <text:p text:style-name="P7"/>
      <text:p text:style-name="P3">Introduction:</text:p>
      <text:list xml:id="list115235148" text:style-name="L2">
        <text:list-item>
          <text:p text:style-name="P12">use Sam’s intro</text:p>
        </text:list-item>
        <text:list-item>
          <text:p text:style-name="P5">application examples for vegetation analysis</text:p>
          <text:list>
            <text:list-item>
              <text:p text:style-name="P5">agriculture</text:p>
            </text:list-item>
            <text:list-item>
              <text:p text:style-name="P5">invasive species</text:p>
            </text:list-item>
            <text:list-item>
              <text:p text:style-name="P5">climate change</text:p>
            </text:list-item>
            <text:list-item>
              <text:p text:style-name="P8">for forest management</text:p>
            </text:list-item>
          </text:list>
        </text:list-item>
        <text:list-item>
          <text:p text:style-name="P5">importance of unmixing</text:p>
        </text:list-item>
        <text:list-item>
          <text:p text:style-name="P5">advantages of multi-temporal multi-spec (with medium spatial resolution?)</text:p>
        </text:list-item>
        <text:list-item>
          <text:p text:style-name="P5">advantages of hyperspectral</text:p>
        </text:list-item>
      </text:list>
      <text:p text:style-name="P2"/>
      <text:p text:style-name="P19">Aim:</text:p>
      <text:list xml:id="list379036247" text:style-name="L1">
        <text:list-item>
          <text:p text:style-name="P4">unitemporal hyperspectral vs. mult<text:span text:style-name="T2">i</text:span>-temporal multispectral</text:p>
          <text:list>
            <text:list-item>
              <text:p text:style-name="P4">with differences in results per classes (attention to hierarchy) </text:p>
            </text:list-item>
            <text:list-item>
              <text:p text:style-name="P20">H<text:span text:style-name="T4">1</text:span>: <text:span text:style-name="T3"><text:s/></text:span><text:span text:style-name="T6">Unitemporal </text:span><text:span text:style-name="T5">hyperspectral </text:span><text:span text:style-name="T6">is more suitable to unmix vegetation class fractions than multi-temporal multispectral..</text:span></text:p>
            </text:list-item>
          </text:list>
        </text:list-item>
        <text:list-item>
          <text:p text:style-name="P23"><text:span text:style-name="T4">(</text:span>brightness differences in flight lines</text:p>
          <text:list>
            <text:list-item>
              <text:p text:style-name="P23">more endmember-training-points vs. PCA<text:span text:style-name="T4">) (maybe include)</text:span></text:p>
            </text:list-item>
          </text:list>
        </text:list-item>
      </text:list>
      <text:p text:style-name="P24"/>
      <text:p text:style-name="P28">Methods:</text:p>
      <text:list xml:id="list3849989944" text:style-name="L4">
        <text:list-item>
          <text:p text:style-name="P29">study area (use map from presentation)</text:p>
        </text:list-item>
        <text:list-item>
          <text:p text:style-name="P29">vegetation classes (hierarchical approach)</text:p>
        </text:list-item>
        <text:list-item>
          <text:p text:style-name="P32">sensor specifications (<text:span text:style-name="T10">radiometric/ </text:span><text:span text:style-name="T12">spatial</text:span><text:span text:style-name="T10"> </text:span>resolution etc.; <text:span text:style-name="T11">maybe only lead to further information here with short sentence/ </text:span><text:span text:style-name="T12">URL</text:span>)</text:p>
        </text:list-item>
        <text:list-item>
          <text:p text:style-name="P29">cloud masking</text:p>
        </text:list-item>
        <text:list-item>
          <text:p text:style-name="P30">used full spectral extent of EnMAP (did use full?)</text:p>
          <text:list>
            <text:list-item>
              <text:p text:style-name="P31">no narrow-band indices used</text:p>
            </text:list-item>
          </text:list>
        </text:list-item>
        <text:list-item>
          <text:p text:style-name="P29">Tasseled cap transformation</text:p>
        </text:list-item>
        <text:list-item>
          <text:p text:style-name="P29">STMs</text:p>
        </text:list-item>
        <text:list-item>
          <text:p text:style-name="P29">endmember selection</text:p>
        </text:list-item>
        <text:list-item>
          <text:p text:style-name="P29">synthetic mixing (Python function)</text:p>
        </text:list-item>
        <text:list-item>
          <text:p text:style-name="P29">SVR</text:p>
        </text:list-item>
        <text:list-item>
          <text:p text:style-name="P29"><text:span text:style-name="T3">(PCA)</text:span></text:p>
        </text:list-item>
        <text:list-item>
          <text:p text:style-name="P25"><text:soft-page-break/><text:span text:style-name="T4">(</text:span>comparison of different machine learning algorithms<text:span text:style-name="T4">)</text:span></text:p>
        </text:list-item>
        <text:list-item>
          <text:p text:style-name="P29">flowchart</text:p>
        </text:list-item>
        <text:list-item>
          <text:p text:style-name="P29">cite <text:span text:style-name="T3">R</text:span>, packages, Python etc. </text:p>
        </text:list-item>
        <text:list-item>
          <text:p text:style-name="P29">validation data <text:span text:style-name="T7">(incl. which measures etc.)</text:span></text:p>
        </text:list-item>
      </text:list>
      <text:p text:style-name="P2"/>
      <text:p text:style-name="P21">Results:</text:p>
      <text:list xml:id="list2899754697" text:style-name="L5">
        <text:list-item>
          <text:p text:style-name="P13">EnMAP maps (incl. description)</text:p>
          <text:list>
            <text:list-item>
              <text:p text:style-name="P13"><text:s/>e. g. description of certain regions/ close ups → comparison to Google Earth etc. </text:p>
            </text:list-item>
          </text:list>
        </text:list-item>
        <text:list-item>
          <text:p text:style-name="P13">Landsat maps</text:p>
        </text:list-item>
        <text:list-item>
          <text:p text:style-name="P13">validation results (per class per hierarchical level)</text:p>
        </text:list-item>
        <text:list-item>
          <text:p text:style-name="P26">(maybe comparison of “flight-line-exclusion-methods” [PCA <text:span text:style-name="T8">vs.</text:span> more training points])</text:p>
        </text:list-item>
      </text:list>
      <text:p text:style-name="P3"/>
      <text:p text:style-name="P3">Discussion:</text:p>
      <text:list xml:id="list2187549267" text:style-name="L3">
        <text:list-item>
          <text:p text:style-name="P14">answer hypothesis → was it worth to “invest” in hyperspectral?</text:p>
        </text:list-item>
        <text:list-item>
          <text:p text:style-name="P14">Why certain classes better estimated by EnMAP-/ Landsat-approach?</text:p>
        </text:list-item>
        <text:list-item>
          <text:p text:style-name="P33">disadvantage(s) of airborne hyperspec (e. g. flight lines)</text:p>
        </text:list-item>
        <text:list-item>
          <text:p text:style-name="P27"><text:span text:style-name="T13">[</text:span>other approaches regarding dealing with multi-temporal data, than via STMs? <text:span text:style-name="T1">(e. g. multi-temporal metrics?)</text:span><text:span text:style-name="T13">]</text:span></text:p>
        </text:list-item>
        <text:list-item>
          <text:p text:style-name="P11">(dis)advantages of usage of Tasseled Cap transformation (potential alternatives → <text:span text:style-name="T9">PCA</text:span>)</text:p>
        </text:list-item>
        <text:list-item>
          <text:p text:style-name="P9">alternative techniques to collect endmember <text:span text:style-name="T13">training data</text:span>? <text:span text:style-name="T13">(e. g. have no ground truth; Google data not from exact same time) </text:span></text:p>
        </text:list-item>
        <text:list-item>
          <text:p text:style-name="P9">Non-linear unmixing <text:span text:style-name="T13">(refer to literature)</text:span></text:p>
        </text:list-item>
      </text:list>
      <text:p text:style-name="P15"/>
      <text:p text:style-name="P22">Conclusion <text:span text:style-name="T15">(maybe combine with discussion)</text:span>:</text:p>
      <text:list xml:id="list2201681428" text:style-name="L6">
        <text:list-item>
          <text:p text:style-name="P17">general performance of both approaches (hyper vs. multi)</text:p>
        </text:list-item>
        <text:list-item>
          <text:p text:style-name="P10"><text:span text:style-name="T9">outlook to strength</text:span> of multi-temporal hyperspectral <text:span text:style-name="T14">(or e. g. bi-temporal with focus on specific seasons)</text:span></text:p>
        </text:list-item>
        <text:list-item>
          <text:p text:style-name="P16">would be interesting to compare multi-temp hyper. with multi-temp multi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3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21:07:03.170000000</meta:creation-date>
    <meta:generator>LibreOffice/7.1.2.2$Windows_X86_64 LibreOffice_project/8a45595d069ef5570103caea1b71cc9d82b2aae4</meta:generator>
    <dc:date>2021-08-10T14:35:37.192000000</dc:date>
    <meta:editing-duration>PT1H24M18S</meta:editing-duration>
    <meta:editing-cycles>18</meta:editing-cycles>
    <meta:document-statistic meta:table-count="0" meta:image-count="0" meta:object-count="0" meta:page-count="2" meta:paragraph-count="52" meta:word-count="344" meta:character-count="2313" meta:non-whitespace-character-count="2059"/>
  </office:meta>
</office:document-meta>
</file>